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c1d0" officeooo:paragraph-rsid="001fc1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xto pla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9:19:32.578647985</meta:creation-date>
    <dc:date>2018-02-21T19:20:03.648928967</dc:date>
    <meta:editing-duration>PT31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6.0.1.1$Linux_X86_64 LibreOffice_project/00m0$Build-1</meta:generator>
  </office:meta>
</office:document-meta>
</file>